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600000003606B332E6CEF1541E5.bmp" manifest:media-type="image/bmp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subtitle" style:list-style-name="L2">
      <style:graphic-properties draw:fill-color="#ffffff" draw:textarea-vertical-align="top" fo:min-height="3.98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1-subtitle" style:list-style-name="L2">
      <style:graphic-properties draw:fill-color="#ffffff" draw:textarea-vertical-align="top" fo:min-height="8.307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r5" style:family="presentation" style:parent-style-name="Default2-subtitle" style:list-style-name="L2">
      <style:graphic-properties draw:fill-color="#ffffff" draw:textarea-vertical-align="top" fo:min-height="7.799cm"/>
    </style:style>
    <style:style style:name="pr6" style:family="presentation" style:parent-style-name="Default2-notes">
      <style:graphic-properties draw:fill-color="#ffffff" draw:auto-grow-height="true" fo:min-height="12.572cm"/>
    </style:style>
    <style:style style:name="pr7" style:family="presentation" style:parent-style-name="Default3-subtitle" style:list-style-name="L2">
      <style:graphic-properties draw:fill-color="#ffffff" draw:textarea-vertical-align="top" fo:min-height="7.799cm"/>
    </style:style>
    <style:style style:name="pr8" style:family="presentation" style:parent-style-name="Default3-notes">
      <style:graphic-properties draw:fill-color="#ffffff" draw:auto-grow-height="true" fo:min-height="12.572cm"/>
    </style:style>
    <style:style style:name="pr9" style:family="presentation" style:parent-style-name="Default4-subtitle" style:list-style-name="L2">
      <style:graphic-properties draw:fill-color="#ffffff" draw:textarea-vertical-align="top" fo:min-height="7.799cm"/>
    </style:style>
    <style:style style:name="pr10" style:family="presentation" style:parent-style-name="Default4-notes">
      <style:graphic-properties draw:fill-color="#ffffff" draw:auto-grow-height="true" fo:min-height="12.572cm"/>
    </style:style>
    <style:style style:name="pr11" style:family="presentation" style:parent-style-name="Default5-subtitle" style:list-style-name="L2">
      <style:graphic-properties draw:fill-color="#ffffff" draw:textarea-vertical-align="top" fo:min-height="8.053cm"/>
    </style:style>
    <style:style style:name="pr12" style:family="presentation" style:parent-style-name="Default5-notes">
      <style:graphic-properties draw:fill-color="#ffffff" draw:auto-grow-height="true" fo:min-height="12.572cm"/>
    </style:style>
    <style:style style:name="pr13" style:family="presentation" style:parent-style-name="Default6-subtitle" style:list-style-name="L2">
      <style:graphic-properties draw:fill-color="#ffffff" draw:textarea-vertical-align="top" fo:min-height="16.892cm"/>
    </style:style>
    <style:style style:name="pr14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3d73" style:font-name="Segoe UI Semibold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3d73" style:font-name="Segoe UI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3d73" style:font-name="Segoe UI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paragraph-properties fo:margin-left="0.318cm" fo:margin-right="0cm" fo:text-align="start" fo:text-indent="0cm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3d73" style:font-name="Segoe UI Semibold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Times New Roman" style:font-size-asian="32pt" style:language-asian="ar" style:country-asian="SA" style:font-style-asian="normal" style:font-weight-asian="bold" style:font-name-complex="Corbe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egoe UI Semibold" fo:font-size="40pt" fo:language="en" fo:country="US" fo:font-style="normal" fo:text-shadow="none" style:text-underline-style="none" fo:font-weight="bold" style:letter-kerning="true" style:font-name-asian="Times New Roman" style:font-size-asian="40pt" style:language-asian="ar" style:country-asian="SA" style:font-style-asian="normal" style:font-weight-asian="bold" style:font-name-complex="Corbel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egoe UI" fo:font-size="40pt" fo:language="en" fo:country="US" fo:font-style="normal" fo:text-shadow="none" style:text-underline-style="none" fo:font-weight="bold" style:letter-kerning="true" style:font-name-asian="Times New Roman" style:font-size-asian="40pt" style:language-asian="ar" style:country-asian="SA" style:font-style-asian="normal" style:font-weight-asian="bold" style:font-name-complex="Corbel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egoe UI Semibold" fo:font-size="40pt" fo:language="en" fo:country="US" fo:font-style="italic" fo:text-shadow="none" style:text-underline-style="none" fo:font-weight="bold" style:letter-kerning="true" style:font-name-asian="Times New Roman" style:font-size-asian="40pt" style:language-asian="ar" style:country-asian="SA" style:font-style-asian="italic" style:font-weight-asian="bold" style:font-name-complex="Corbel" style:font-size-complex="4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Times New Roman" style:font-size-asian="20pt" style:language-asian="ar" style:country-asian="SA" style:font-style-asian="normal" style:font-weight-asian="bold" style:font-name-complex="Corbe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30.734cm" svg:height="3.989cm" svg:x="1.27cm" svg:y="0.837cm" presentation:class="subtitle" presentation:user-transformed="true">
          <draw:text-box>
            <text:p text:style-name="P1"><text:span text:style-name="T1">HYMN# 378</text:span></text:p>
            <text:p text:style-name="P1"><text:span text:style-name="T2">“</text:span><text:span text:style-name="T2">Break Forth, O Beauteous Heavenly Light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30.734cm" svg:height="8.307cm" svg:x="1.27cm" svg:y="1.017cm" presentation:class="subtitle" presentation:user-transformed="true">
          <draw:text-box>
            <text:p text:style-name="P1"><text:span text:style-name="T3">1. Break forth, O beauteous heav’nly light,</text:span><text:span text:style-name="T3"><text:line-break/></text:span><text:span text:style-name="T3"> <text:s text:c="3"/>And usher in the morning.</text:span><text:span text:style-name="T3"><text:line-break/></text:span><text:span text:style-name="T3">Ye shepherds, shrink not with affright,</text:span><text:span text:style-name="T3"><text:line-break/></text:span><text:span text:style-name="T3"> <text:s text:c="3"/>The day of grace is dawning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32" presentation:use-date-time-name="dtd1">
        <office:forms form:automatic-focus="false" form:apply-design-mode="false"/>
        <draw:frame presentation:style-name="pr5" draw:text-style-name="P4" draw:layer="layout" svg:width="30.734cm" svg:height="7.799cm" svg:x="1.27cm" svg:y="1.091cm" presentation:class="subtitle" presentation:user-transformed="true">
          <draw:text-box>
            <text:p text:style-name="P1"><text:span text:style-name="T3">This Child, though weak in infancy,</text:span><text:span text:style-name="T3"><text:line-break/></text:span><text:span text:style-name="T3">Our confidence and joy shall be,</text:span><text:span text:style-name="T3"><text:line-break/></text:span><text:span text:style-name="T3">The pow’r of Satan breaking,</text:span><text:span text:style-name="T3"><text:line-break/></text:span><text:span text:style-name="T3">Our peace with God now making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32" presentation:use-date-time-name="dtd1">
        <office:forms form:automatic-focus="false" form:apply-design-mode="false"/>
        <draw:frame presentation:style-name="pr7" draw:text-style-name="P5" draw:layer="layout" svg:width="30.734cm" svg:height="7.799cm" svg:x="1.219cm" svg:y="1.094cm" presentation:class="subtitle" presentation:user-transformed="true">
          <draw:text-box>
            <text:p text:style-name="P1"><text:span text:style-name="T3">2. O dearest Child, whom I adore,</text:span><text:span text:style-name="T3"><text:line-break/></text:span><text:span text:style-name="T3">Whose grace surpasses measure,</text:span><text:span text:style-name="T3"><text:line-break/></text:span><text:span text:style-name="T3">My Brother, whom I cherish more</text:span><text:span text:style-name="T3"><text:line-break/></text:span><text:span text:style-name="T3">Than earth with all its treasure: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32" presentation:use-date-time-name="dtd1">
        <office:forms form:automatic-focus="false" form:apply-design-mode="false"/>
        <draw:frame presentation:style-name="pr9" draw:text-style-name="P4" draw:layer="layout" svg:width="30.734cm" svg:height="7.799cm" svg:x="1.296cm" svg:y="1.196cm" presentation:class="subtitle" presentation:user-transformed="true">
          <draw:text-box>
            <text:p text:style-name="P1"><text:span text:style-name="T3">Haste from Thy manger to depart,</text:span><text:span text:style-name="T3"><text:line-break/></text:span><text:span text:style-name="T3">O come and dwell within my heart;</text:span><text:span text:style-name="T3"><text:line-break/></text:span><text:span text:style-name="T3">With joy will I receive Thee,</text:span><text:span text:style-name="T3"><text:line-break/></text:span><text:span text:style-name="T3">A cradle there will give Thee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32" presentation:use-date-time-name="dtd1">
        <office:forms form:automatic-focus="false" form:apply-design-mode="false"/>
        <draw:frame presentation:style-name="pr11" draw:text-style-name="P4" draw:layer="layout" svg:width="30.734cm" svg:height="8.053cm" svg:x="1.27cm" svg:y="1.068cm" presentation:class="subtitle" presentation:user-transformed="true">
          <draw:text-box>
            <text:p text:style-name="P1"><text:span text:style-name="T3">3. All blessing, thanks, and praise to Thee,</text:span><text:span text:style-name="T3"><text:line-break/></text:span><text:span text:style-name="T3">Lord Jesus Christ, be given:</text:span><text:span text:style-name="T3"><text:line-break/></text:span><text:span text:style-name="T3">Thou hast my Brother deigned to be,</text:span><text:span text:style-name="T3"><text:line-break/></text:span><text:span text:style-name="T3">Thou Lord of earth and heaven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32" presentation:use-date-time-name="dtd1">
        <office:forms form:automatic-focus="false" form:apply-design-mode="false"/>
        <draw:frame presentation:style-name="pr13" draw:text-style-name="P8" draw:layer="layout" svg:width="30.734cm" svg:height="16.892cm" svg:x="1.27cm" svg:y="0.837cm" presentation:class="subtitle" presentation:user-transformed="true">
          <draw:text-box>
            <text:p text:style-name="P1"><text:span text:style-name="T3">Help me throughout this day of grace</text:span><text:span text:style-name="T3"><text:line-break/></text:span><text:span text:style-name="T3">To praise Thy love and seek Thy face;</text:span></text:p>
            <text:p text:style-name="P1"><text:span text:style-name="T3">And when I stand before Thee</text:span><text:span text:style-name="T3"><text:line-break/></text:span><text:span text:style-name="T3">Forever to adore Thee.</text:span></text:p>
            <text:p text:style-name="P6"><text:span text:style-name="T4"><text:line-break/></text:span><text:span text:style-name="T4"/></text:p>
            <text:p text:style-name="P6"><text:span text:style-name="T4"><text:s text:c="5"/></text:span><text:span text:style-name="T5">© 1973 Openbook Publishers. </text:span></text:p>
            <text:p text:style-name="P6"><text:span text:style-name="T5"><text:s text:c="10"/></text:span><text:span text:style-name="T5">Used by permission:</text:span></text:p>
            <text:p text:style-name="P6"><text:span text:style-name="T5"><text:s text:c="10"/></text:span><text:span text:style-name="T5">LSB Hymn License</text:span></text:p>
            <text:p text:style-name="P6"><text:span text:style-name="T5"><text:s text:c="10"/></text:span><text:span text:style-name="T5">.NET, no. 100011038.</text:span></text:p>
            <text:p text:style-name="P7"><text:span text:style-name="T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9.996cm" svg:height="3.507cm" svg:x="1.666cm" svg:y="0.836cm" presentation:class="title" presentation:placeholder="true">
        <draw:text-box/>
      </draw:frame>
      <draw:frame draw:layer="backgroundobjects" svg:width="29.996cm" svg:height="12.179cm" svg:x="1.666cm" svg:y="4.913cm" presentation:class="outline" presentation:placeholder="true">
        <draw:text-box/>
      </draw:frame>
      <draw:frame presentation:style-name="Mpr10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2.292cm" svg:height="10.386cm" svg:x="4.352cm" svg:y="3.104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8" draw:layer="backgroundobjects" svg:width="8.245cm" svg:height="1.384cm" svg:x="1cm" svg:y="1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1" style:page-layout-name="PM1" draw:style-name="Mdp4">
      <office:forms form:automatic-focus="false" form:apply-design-mode="false"/>
      <draw:frame presentation:style-name="Default1-title" draw:layer="backgroundobjects" svg:width="29.996cm" svg:height="3.507cm" svg:x="1.666cm" svg:y="0.836cm" presentation:class="title" presentation:placeholder="true">
        <draw:text-box/>
      </draw:frame>
      <draw:frame presentation:style-name="Default1-outline1" draw:layer="backgroundobjects" svg:width="29.996cm" svg:height="12.179cm" svg:x="1.666cm" svg:y="4.913cm" presentation:class="outline" presentation:placeholder="true">
        <draw:text-box/>
      </draw:frame>
      <draw:frame presentation:style-name="Mpr13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3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2.292cm" svg:height="10.386cm" svg:x="4.352cm" svg:y="3.104cm" presentation:class="page"/>
        <draw:frame presentation:style-name="Default1-notes" draw:layer="backgroundobjects" svg:width="15.199cm" svg:height="12.464cm" svg:x="2.9cm" svg:y="14.157cm" presentation:class="notes" presentation:placeholder="true">
          <draw:text-box/>
        </draw:frame>
        <draw:frame presentation:style-name="Mpr14" draw:text-style-name="MP8" draw:layer="backgroundobjects" svg:width="8.245cm" svg:height="1.384cm" svg:x="1cm" svg:y="1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5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2" style:page-layout-name="PM1" draw:style-name="Mdp4">
      <office:forms form:automatic-focus="false" form:apply-design-mode="false"/>
      <draw:frame presentation:style-name="Default2-title" draw:layer="backgroundobjects" svg:width="29.996cm" svg:height="3.507cm" svg:x="1.666cm" svg:y="0.836cm" presentation:class="title" presentation:placeholder="true">
        <draw:text-box/>
      </draw:frame>
      <draw:frame presentation:style-name="Default2-outline1" draw:layer="backgroundobjects" svg:width="29.996cm" svg:height="12.179cm" svg:x="1.666cm" svg:y="4.913cm" presentation:class="outline" presentation:placeholder="true">
        <draw:text-box/>
      </draw:frame>
      <draw:frame presentation:style-name="Mpr16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6" draw:text-style-name="MP10" draw:layer="backgroundobjects" svg:width="10.564cm" svg:height="1.448cm" svg:x="11.398cm" svg:y="19.131cm" presentation:class="footer">
        <draw:text-box>
          <text:p text:style-name="MP9"><text:span text:style-name="MT2"><presentation:footer/></text:span></text:p>
        </draw:text-box>
      </draw:frame>
      <draw:frame presentation:style-name="Mpr16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2.292cm" svg:height="10.386cm" svg:x="4.352cm" svg:y="3.104cm" presentation:class="page"/>
        <draw:frame presentation:style-name="Default2-notes" draw:layer="backgroundobjects" svg:width="15.199cm" svg:height="12.464cm" svg:x="2.9cm" svg:y="14.156cm" presentation:class="notes" presentation:placeholder="true">
          <draw:text-box/>
        </draw:frame>
        <draw:frame presentation:style-name="Mpr17" draw:text-style-name="MP8" draw:layer="backgroundobjects" svg:width="8.245cm" svg:height="1.384cm" svg:x="1cm" svg:y="1.001cm" presentation:class="header">
          <draw:text-box>
            <text:p text:style-name="MP7"><text:span text:style-name="MT2"><presentation:header/></text:span></text:p>
          </draw:text-box>
        </draw:frame>
        <draw:frame presentation:style-name="Mpr17" draw:text-style-name="MP12" draw:layer="backgroundobjects" svg:width="8.245cm" svg:height="1.384cm" svg:x="11.754cm" svg:y="1.00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8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8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3" style:page-layout-name="PM1" draw:style-name="Mdp4">
      <office:forms form:automatic-focus="false" form:apply-design-mode="false"/>
      <draw:frame presentation:style-name="Default3-title" draw:layer="backgroundobjects" svg:width="29.996cm" svg:height="3.507cm" svg:x="1.666cm" svg:y="0.836cm" presentation:class="title" presentation:placeholder="true">
        <draw:text-box/>
      </draw:frame>
      <draw:frame presentation:style-name="Default3-outline1" draw:layer="backgroundobjects" svg:width="29.996cm" svg:height="12.179cm" svg:x="1.666cm" svg:y="4.913cm" presentation:class="outline" presentation:placeholder="true">
        <draw:text-box/>
      </draw:frame>
      <draw:frame presentation:style-name="Mpr19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9" draw:text-style-name="MP10" draw:layer="backgroundobjects" svg:width="10.564cm" svg:height="1.448cm" svg:x="11.398cm" svg:y="19.131cm" presentation:class="footer">
        <draw:text-box>
          <text:p text:style-name="MP9"><text:span text:style-name="MT2"><presentation:footer/></text:span></text:p>
        </draw:text-box>
      </draw:frame>
      <draw:frame presentation:style-name="Mpr19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2.292cm" svg:height="10.386cm" svg:x="4.352cm" svg:y="3.104cm" presentation:class="page"/>
        <draw:frame presentation:style-name="Default3-notes" draw:layer="backgroundobjects" svg:width="15.199cm" svg:height="12.464cm" svg:x="2.9cm" svg:y="14.156cm" presentation:class="notes" presentation:placeholder="true">
          <draw:text-box/>
        </draw:frame>
        <draw:frame presentation:style-name="Mpr20" draw:text-style-name="MP8" draw:layer="backgroundobjects" svg:width="8.245cm" svg:height="1.384cm" svg:x="1cm" svg:y="1.001cm" presentation:class="header">
          <draw:text-box>
            <text:p text:style-name="MP7"><text:span text:style-name="MT2"><presentation:header/></text:span></text:p>
          </draw:text-box>
        </draw:frame>
        <draw:frame presentation:style-name="Mpr20" draw:text-style-name="MP12" draw:layer="backgroundobjects" svg:width="8.245cm" svg:height="1.384cm" svg:x="11.754cm" svg:y="1.00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1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21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4" style:page-layout-name="PM1" draw:style-name="Mdp4">
      <office:forms form:automatic-focus="false" form:apply-design-mode="false"/>
      <draw:frame presentation:style-name="Default4-title" draw:layer="backgroundobjects" svg:width="29.996cm" svg:height="3.507cm" svg:x="1.666cm" svg:y="0.836cm" presentation:class="title" presentation:placeholder="true">
        <draw:text-box/>
      </draw:frame>
      <draw:frame presentation:style-name="Default4-outline1" draw:layer="backgroundobjects" svg:width="29.996cm" svg:height="12.179cm" svg:x="1.666cm" svg:y="4.913cm" presentation:class="outline" presentation:placeholder="true">
        <draw:text-box/>
      </draw:frame>
      <draw:frame presentation:style-name="Mpr22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22" draw:text-style-name="MP10" draw:layer="backgroundobjects" svg:width="10.564cm" svg:height="1.448cm" svg:x="11.398cm" svg:y="19.131cm" presentation:class="footer">
        <draw:text-box>
          <text:p text:style-name="MP9"><text:span text:style-name="MT2"><presentation:footer/></text:span></text:p>
        </draw:text-box>
      </draw:frame>
      <draw:frame presentation:style-name="Mpr22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2.292cm" svg:height="10.386cm" svg:x="4.352cm" svg:y="3.104cm" presentation:class="page"/>
        <draw:frame presentation:style-name="Default4-notes" draw:layer="backgroundobjects" svg:width="15.199cm" svg:height="12.464cm" svg:x="2.9cm" svg:y="14.156cm" presentation:class="notes" presentation:placeholder="true">
          <draw:text-box/>
        </draw:frame>
        <draw:frame presentation:style-name="Mpr23" draw:text-style-name="MP8" draw:layer="backgroundobjects" svg:width="8.245cm" svg:height="1.384cm" svg:x="1cm" svg:y="1.001cm" presentation:class="header">
          <draw:text-box>
            <text:p text:style-name="MP7"><text:span text:style-name="MT2"><presentation:header/></text:span></text:p>
          </draw:text-box>
        </draw:frame>
        <draw:frame presentation:style-name="Mpr23" draw:text-style-name="MP12" draw:layer="backgroundobjects" svg:width="8.245cm" svg:height="1.384cm" svg:x="11.754cm" svg:y="1.00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4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24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5" style:page-layout-name="PM1" draw:style-name="Mdp4">
      <office:forms form:automatic-focus="false" form:apply-design-mode="false"/>
      <draw:frame presentation:style-name="Default5-title" draw:layer="backgroundobjects" svg:width="29.996cm" svg:height="3.507cm" svg:x="1.666cm" svg:y="0.836cm" presentation:class="title" presentation:placeholder="true">
        <draw:text-box/>
      </draw:frame>
      <draw:frame presentation:style-name="Default5-outline1" draw:layer="backgroundobjects" svg:width="29.996cm" svg:height="12.179cm" svg:x="1.666cm" svg:y="4.913cm" presentation:class="outline" presentation:placeholder="true">
        <draw:text-box/>
      </draw:frame>
      <draw:frame presentation:style-name="Mpr25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25" draw:text-style-name="MP10" draw:layer="backgroundobjects" svg:width="10.564cm" svg:height="1.448cm" svg:x="11.398cm" svg:y="19.131cm" presentation:class="footer">
        <draw:text-box>
          <text:p text:style-name="MP9"><text:span text:style-name="MT2"><presentation:footer/></text:span></text:p>
        </draw:text-box>
      </draw:frame>
      <draw:frame presentation:style-name="Mpr25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2.292cm" svg:height="10.386cm" svg:x="4.352cm" svg:y="3.104cm" presentation:class="page"/>
        <draw:frame presentation:style-name="Default5-notes" draw:layer="backgroundobjects" svg:width="15.199cm" svg:height="12.464cm" svg:x="2.9cm" svg:y="14.156cm" presentation:class="notes" presentation:placeholder="true">
          <draw:text-box/>
        </draw:frame>
        <draw:frame presentation:style-name="Mpr26" draw:text-style-name="MP8" draw:layer="backgroundobjects" svg:width="8.245cm" svg:height="1.384cm" svg:x="1cm" svg:y="1.001cm" presentation:class="header">
          <draw:text-box>
            <text:p text:style-name="MP7"><text:span text:style-name="MT2"><presentation:header/></text:span></text:p>
          </draw:text-box>
        </draw:frame>
        <draw:frame presentation:style-name="Mpr26" draw:text-style-name="MP12" draw:layer="backgroundobjects" svg:width="8.245cm" svg:height="1.384cm" svg:x="11.754cm" svg:y="1.00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7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27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6" style:page-layout-name="PM1" draw:style-name="Mdp4">
      <office:forms form:automatic-focus="false" form:apply-design-mode="false"/>
      <draw:frame presentation:style-name="Default6-title" draw:layer="backgroundobjects" svg:width="29.996cm" svg:height="3.507cm" svg:x="1.666cm" svg:y="0.836cm" presentation:class="title" presentation:placeholder="true">
        <draw:text-box/>
      </draw:frame>
      <draw:frame presentation:style-name="Default6-outline1" draw:layer="backgroundobjects" svg:width="29.996cm" svg:height="12.179cm" svg:x="1.666cm" svg:y="4.913cm" presentation:class="outline" presentation:placeholder="true">
        <draw:text-box/>
      </draw:frame>
      <draw:frame presentation:style-name="Mpr28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28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28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2.292cm" svg:height="10.386cm" svg:x="4.352cm" svg:y="3.104cm" presentation:class="page"/>
        <draw:frame presentation:style-name="Default6-notes" draw:layer="backgroundobjects" svg:width="15.199cm" svg:height="12.464cm" svg:x="2.9cm" svg:y="14.156cm" presentation:class="notes" presentation:placeholder="true">
          <draw:text-box/>
        </draw:frame>
        <draw:frame presentation:style-name="Mpr29" draw:text-style-name="MP8" draw:layer="backgroundobjects" svg:width="8.245cm" svg:height="1.384cm" svg:x="1cm" svg:y="1.001cm" presentation:class="header">
          <draw:text-box>
            <text:p text:style-name="MP7"><text:span text:style-name="MT2"><presentation:header/></text:span></text:p>
          </draw:text-box>
        </draw:frame>
        <draw:frame presentation:style-name="Mpr29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0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30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9:28:07.830000000</meta:creation-date>
    <meta:editing-duration>PT2M4S</meta:editing-duration>
    <meta:editing-cycles>3</meta:editing-cycles>
    <meta:generator>LibreOffice/6.1.3.2$Windows_X86_64 LibreOffice_project/86daf60bf00efa86ad547e59e09d6bb77c699acb</meta:generator>
    <dc:title>Vivid</dc:title>
    <dc:date>2019-01-14T17:47:55.759000000</dc:date>
    <meta:document-statistic meta:object-count="145"/>
  </office:meta>
</office:document-meta>
</file>